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, sans-serif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625cm" fo:margin-left="13.399cm" table:align="left" table:border-model="separating"/>
    </style:style>
    <style:style style:name="Таблица1.A" style:family="table-column">
      <style:table-column-properties style:column-width="3.625cm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style style:name="P2" style:family="paragraph" style:parent-style-name="Preformatted_20_Text">
      <style:paragraph-properties fo:text-align="center" style:justify-single-word="false"/>
      <style:text-properties style:font-name="Arial2" officeooo:rsid="002eb8fc" officeooo:paragraph-rsid="0030f719"/>
    </style:style>
    <style:style style:name="P3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247a7" officeooo:paragraph-rsid="003247a7" style:font-name-asian="NSimSun" style:font-size-asian="12pt" style:font-name-complex="Liberation Mono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dea33" officeooo:paragraph-rsid="003dea33" style:font-name-asian="NSimSun" style:font-size-asian="12pt" style:font-name-complex="Liberation Mono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name-asian="NSimSun" style:font-size-asian="12pt" style:font-name-complex="Liberation Mono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7" style:family="paragraph" style:parent-style-name="Preformatted_20_Text">
      <style:paragraph-properties fo:text-align="end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10" style:family="paragraph" style:parent-style-name="Preformatted_20_Text">
      <style:paragraph-properties fo:text-align="center" style:justify-single-word="false"/>
      <style:text-properties style:font-name="Arial2" fo:font-size="36pt" fo:language="en" fo:country="US" officeooo:rsid="002eb8fc" officeooo:paragraph-rsid="0030f719" style:font-size-asian="36pt" style:font-size-complex="36pt"/>
    </style:style>
    <style:style style:name="P11" style:family="paragraph" style:parent-style-name="Preformatted_20_Text">
      <style:text-properties style:font-name="Arial2" fo:language="en" fo:country="US" officeooo:rsid="00284151" officeooo:paragraph-rsid="00284151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af6c0" officeooo:paragraph-rsid="002d81f8"/>
    </style:style>
    <style:style style:name="P13" style:family="paragraph" style:parent-style-name="Preformatted_20_Text" style:master-page-name="First_20_Page">
      <style:paragraph-properties fo:text-align="center" style:justify-single-word="false" style:page-number="auto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14" style:family="paragraph" style:parent-style-name="Preformatted_20_Text" style:list-style-name="L1">
      <style:paragraph-properties fo:line-height="150%"/>
      <style:text-properties style:font-name="Arial2" fo:language="en" fo:country="US" officeooo:rsid="0027e095" officeooo:paragraph-rsid="00724280"/>
    </style:style>
    <style:style style:name="P15" style:family="paragraph" style:parent-style-name="Preformatted_20_Text">
      <style:paragraph-properties fo:line-height="150%"/>
      <style:text-properties style:font-name="Arial2" fo:language="en" fo:country="US" officeooo:rsid="0027e095" officeooo:paragraph-rsid="006fd625"/>
    </style:style>
    <style:style style:name="P16" style:family="paragraph" style:parent-style-name="Preformatted_20_Text" style:list-style-name="L1">
      <style:paragraph-properties fo:line-height="150%"/>
      <style:text-properties style:font-name="Arial2" fo:language="en" fo:country="US" officeooo:rsid="0073ea16" officeooo:paragraph-rsid="0073ea16"/>
    </style:style>
    <style:style style:name="P17" style:family="paragraph" style:parent-style-name="Preformatted_20_Text" style:list-style-name="L1">
      <style:paragraph-properties fo:line-height="150%"/>
      <style:text-properties style:font-name="Arial2" fo:language="en" fo:country="US" officeooo:rsid="00747ac6" officeooo:paragraph-rsid="00747ac6"/>
    </style:style>
    <style:style style:name="P18" style:family="paragraph" style:parent-style-name="Preformatted_20_Text" style:list-style-name="L1">
      <style:paragraph-properties fo:line-height="150%"/>
      <style:text-properties style:font-name="Arial2" fo:language="en" fo:country="US" officeooo:rsid="00765d4d" officeooo:paragraph-rsid="00765d4d"/>
    </style:style>
    <style:style style:name="P19" style:family="paragraph" style:parent-style-name="Preformatted_20_Text" style:list-style-name="L1">
      <style:paragraph-properties fo:line-height="150%"/>
      <style:text-properties style:font-name="Arial2" fo:language="en" fo:country="US" officeooo:rsid="007b6c65" officeooo:paragraph-rsid="0083be65"/>
    </style:style>
    <style:style style:name="P20" style:family="paragraph" style:parent-style-name="Preformatted_20_Text" style:list-style-name="L1">
      <style:paragraph-properties fo:line-height="150%"/>
      <style:text-properties style:font-name="Arial2" fo:language="en" fo:country="US" officeooo:rsid="007b6c65" officeooo:paragraph-rsid="0085162d"/>
    </style:style>
    <style:style style:name="P21" style:family="paragraph" style:parent-style-name="Preformatted_20_Text" style:list-style-name="L1">
      <style:paragraph-properties fo:line-height="150%"/>
      <style:text-properties style:font-name="Arial2" fo:language="en" fo:country="US" officeooo:rsid="007efee3" officeooo:paragraph-rsid="00807d22"/>
    </style:style>
    <style:style style:name="P22" style:family="paragraph" style:parent-style-name="Preformatted_20_Text">
      <style:paragraph-properties fo:line-height="150%"/>
      <style:text-properties officeooo:rsid="0023b1d6" officeooo:paragraph-rsid="006c66a6"/>
    </style:style>
    <style:style style:name="P23" style:family="paragraph" style:parent-style-name="Preformatted_20_Text">
      <style:paragraph-properties fo:line-height="150%"/>
      <style:text-properties officeooo:rsid="0023b1d6" officeooo:paragraph-rsid="006fd625"/>
    </style:style>
    <style:style style:name="P24" style:family="paragraph" style:parent-style-name="Preformatted_20_Text">
      <style:paragraph-properties fo:line-height="150%"/>
      <style:text-properties officeooo:rsid="0023b1d6" officeooo:paragraph-rsid="00724280"/>
    </style:style>
    <style:style style:name="P25" style:family="paragraph" style:parent-style-name="Preformatted_20_Text">
      <style:paragraph-properties fo:line-height="150%"/>
      <style:text-properties officeooo:rsid="0023b1d6" officeooo:paragraph-rsid="0085162d"/>
    </style:style>
    <style:style style:name="P26" style:family="paragraph" style:parent-style-name="Preformatted_20_Text">
      <style:paragraph-properties fo:line-height="150%"/>
      <style:text-properties officeooo:rsid="006e677e" officeooo:paragraph-rsid="006efce7"/>
    </style:style>
    <style:style style:name="P27" style:family="paragraph" style:parent-style-name="Preformatted_20_Text" style:list-style-name="L12">
      <style:paragraph-properties fo:line-height="150%"/>
      <style:text-properties officeooo:paragraph-rsid="0076a47e"/>
    </style:style>
    <style:style style:name="P28" style:family="paragraph" style:parent-style-name="Preformatted_20_Text" style:list-style-name="L1">
      <style:paragraph-properties fo:line-height="150%"/>
      <style:text-properties fo:language="en" fo:country="US" officeooo:rsid="0073ea16" officeooo:paragraph-rsid="0073ea16"/>
    </style:style>
    <style:style style:name="P29" style:family="paragraph" style:parent-style-name="Preformatted_20_Text" style:list-style-name="L1">
      <style:paragraph-properties fo:line-height="150%"/>
      <style:text-properties fo:language="en" fo:country="US" officeooo:rsid="00747ac6" officeooo:paragraph-rsid="0076a47e"/>
    </style:style>
    <style:style style:name="P30" style:family="paragraph" style:parent-style-name="Preformatted_20_Text" style:list-style-name="L1">
      <style:paragraph-properties fo:line-height="150%"/>
      <style:text-properties fo:language="en" fo:country="US" officeooo:rsid="00778ddf" officeooo:paragraph-rsid="00778ddf"/>
    </style:style>
    <style:style style:name="P31" style:family="paragraph" style:parent-style-name="Preformatted_20_Text" style:list-style-name="L12">
      <style:paragraph-properties fo:line-height="150%"/>
      <style:text-properties officeooo:rsid="0076a47e" officeooo:paragraph-rsid="0076a47e"/>
    </style:style>
    <style:style style:name="P32" style:family="paragraph" style:parent-style-name="Preformatted_20_Text" style:list-style-name="L12">
      <style:paragraph-properties fo:line-height="150%"/>
      <style:text-properties officeooo:rsid="0078b256" officeooo:paragraph-rsid="0078b256"/>
    </style:style>
    <style:style style:name="P33" style:family="paragraph" style:parent-style-name="Preformatted_20_Text">
      <loext:graphic-properties draw:fill="none"/>
      <style:paragraph-properties fo:margin-left="2cm" fo:margin-right="0cm" fo:margin-top="0cm" fo:margin-bottom="0cm" loext:contextual-spacing="false" fo:line-height="150%" fo:text-align="center" style:justify-single-word="false" fo:text-indent="-0.6cm" style:auto-text-indent="false" fo:background-color="transparent">
        <style:tab-stops>
          <style:tab-stop style:position="0.741cm"/>
        </style:tab-stops>
      </style:paragraph-properties>
      <style:text-properties officeooo:paragraph-rsid="006c66a6"/>
    </style:style>
    <style:style style:name="P34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officeooo:rsid="006e677e" officeooo:paragraph-rsid="006e677e"/>
    </style:style>
    <style:style style:name="P35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officeooo:rsid="006e677e" officeooo:paragraph-rsid="006fd625"/>
    </style:style>
    <style:style style:name="P36" style:family="paragraph" style:parent-style-name="Preformatted_20_Text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style:shadow="none">
        <style:tab-stops/>
      </style:paragraph-properties>
      <style:text-properties fo:color="#ff3333" fo:font-style="italic" fo:font-weight="bold" officeooo:rsid="006e677e" officeooo:paragraph-rsid="006fd625" style:font-style-asian="italic" style:font-weight-asian="bold" style:font-style-complex="italic" style:font-weight-complex="bold"/>
    </style:style>
    <style:style style:name="P37" style:family="paragraph" style:parent-style-name="Preformatted_20_Text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officeooo:rsid="006e677e" officeooo:paragraph-rsid="006e677e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>
      <style:paragraph-properties fo:text-align="center" style:justify-single-word="false"/>
      <style:text-properties style:font-name="Arial2" fo:language="en" fo:country="US" officeooo:rsid="00284151"/>
    </style:style>
    <style:style style:name="P40" style:family="paragraph" style:parent-style-name="Heading_20_1" style:master-page-name="">
      <style:paragraph-properties fo:text-align="center" style:justify-single-word="false" style:page-number="auto" fo:break-before="page"/>
      <style:text-properties officeooo:paragraph-rsid="006c66a6"/>
    </style:style>
    <style:style style:name="P41" style:family="paragraph" style:parent-style-name="Heading_20_1" style:master-page-name="">
      <style:paragraph-properties fo:text-align="center" style:justify-single-word="false" style:page-number="auto"/>
      <style:text-properties officeooo:paragraph-rsid="006fd625"/>
    </style:style>
    <style:style style:name="P42" style:family="paragraph" style:parent-style-name="Heading_20_1" style:master-page-name="">
      <style:paragraph-properties fo:text-align="center" style:justify-single-word="false" style:page-number="auto"/>
      <style:text-properties officeooo:paragraph-rsid="00724280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2"/>
    </style:style>
    <style:style style:name="T2" style:family="text">
      <style:text-properties style:font-name="Arial2" fo:language="en" fo:country="US"/>
    </style:style>
    <style:style style:name="T3" style:family="text">
      <style:text-properties style:font-name="Arial2" fo:language="en" fo:country="US" officeooo:rsid="0024a605"/>
    </style:style>
    <style:style style:name="T4" style:family="text">
      <style:text-properties style:font-name="Arial2" fo:language="en" fo:country="US" fo:font-weight="bold" style:font-weight-asian="bold" style:font-weight-complex="bold"/>
    </style:style>
    <style:style style:name="T5" style:family="text">
      <style:text-properties style:font-name="Arial2" fo:language="en" fo:country="US" fo:font-weight="bold" officeooo:rsid="0021bac7" style:font-weight-asian="bold" style:font-weight-complex="bold"/>
    </style:style>
    <style:style style:name="T6" style:family="text">
      <style:text-properties style:font-name="Arial2" fo:language="en" fo:country="US" fo:font-weight="bold" officeooo:rsid="00236d0a" style:font-weight-asian="bold" style:font-weight-complex="bold"/>
    </style:style>
    <style:style style:name="T7" style:family="text">
      <style:text-properties style:font-name="Arial2" fo:language="en" fo:country="US" fo:font-weight="bold" officeooo:rsid="006cabee" style:font-weight-asian="bold" style:font-weight-complex="bold"/>
    </style:style>
    <style:style style:name="T8" style:family="text">
      <style:text-properties style:font-name="Arial2" fo:language="en" fo:country="US" fo:font-weight="bold" officeooo:rsid="00724280" style:font-weight-asian="bold" style:font-weight-complex="bold"/>
    </style:style>
    <style:style style:name="T9" style:family="text">
      <style:text-properties style:font-name="Arial2" fo:language="en" fo:country="US" fo:font-weight="bold" officeooo:rsid="00747ac6" style:font-weight-asian="bold" style:font-weight-complex="bold"/>
    </style:style>
    <style:style style:name="T10" style:family="text">
      <style:text-properties style:font-name="Arial2" fo:language="en" fo:country="US" fo:font-weight="bold" officeooo:rsid="0074fc50" style:font-weight-asian="bold" style:font-weight-complex="bold"/>
    </style:style>
    <style:style style:name="T11" style:family="text">
      <style:text-properties style:font-name="Arial2" fo:language="en" fo:country="US" fo:font-weight="bold" officeooo:rsid="0079c595" style:font-weight-asian="bold" style:font-weight-complex="bold"/>
    </style:style>
    <style:style style:name="T12" style:family="text">
      <style:text-properties style:font-name="Arial2" fo:language="en" fo:country="US" fo:font-weight="bold" officeooo:rsid="0081bc4c" style:font-weight-asian="bold" style:font-weight-complex="bold"/>
    </style:style>
    <style:style style:name="T13" style:family="text">
      <style:text-properties style:font-name="Arial2" fo:language="en" fo:country="US" officeooo:rsid="006efce7"/>
    </style:style>
    <style:style style:name="T14" style:family="text">
      <style:text-properties style:font-name="Arial2" fo:language="en" fo:country="US" officeooo:rsid="006fd625"/>
    </style:style>
    <style:style style:name="T15" style:family="text">
      <style:text-properties style:font-name="Arial2" fo:language="en" fo:country="US" officeooo:rsid="006fe7f3"/>
    </style:style>
    <style:style style:name="T16" style:family="text">
      <style:text-properties style:font-name="Arial2" fo:language="en" fo:country="US" officeooo:rsid="0070e347"/>
    </style:style>
    <style:style style:name="T17" style:family="text">
      <style:text-properties style:font-name="Arial2" fo:language="en" fo:country="US" officeooo:rsid="0073ea16"/>
    </style:style>
    <style:style style:name="T18" style:family="text">
      <style:text-properties style:font-name="Arial2" fo:language="en" fo:country="US" officeooo:rsid="00778ddf"/>
    </style:style>
    <style:style style:name="T19" style:family="text">
      <style:text-properties style:font-name="Arial2" fo:language="en" fo:country="US" officeooo:rsid="0085162d"/>
    </style:style>
    <style:style style:name="T20" style:family="text">
      <style:text-properties style:font-name="Arial2" fo:font-weight="bold" style:font-weight-asian="bold" style:font-weight-complex="bold"/>
    </style:style>
    <style:style style:name="T21" style:family="text">
      <style:text-properties style:font-name="Arial2" fo:font-weight="bold" officeooo:rsid="002c7728" style:font-weight-asian="bold" style:font-weight-complex="bold"/>
    </style:style>
    <style:style style:name="T22" style:family="text">
      <style:text-properties style:font-name="Arial2" fo:font-weight="bold" officeooo:rsid="0021bac7" style:font-weight-asian="bold" style:font-weight-complex="bold"/>
    </style:style>
    <style:style style:name="T23" style:family="text">
      <style:text-properties fo:font-size="28pt" fo:language="en" fo:country="US" style:font-size-asian="28pt" style:font-size-complex="28pt"/>
    </style:style>
    <style:style style:name="T24" style:family="text">
      <style:text-properties fo:font-size="28pt" fo:language="en" fo:country="US" officeooo:rsid="002ff54b" style:font-size-asian="28pt" style:font-size-complex="28pt"/>
    </style:style>
    <style:style style:name="T25" style:family="text">
      <style:text-properties fo:font-size="28pt" fo:language="en" fo:country="US" officeooo:rsid="006ad067" style:font-size-asian="28pt" style:font-size-complex="28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weight="bold" officeooo:rsid="007e285f" style:font-weight-asian="bold" style:font-weight-complex="bold"/>
    </style:style>
    <style:style style:name="T28" style:family="text">
      <style:text-properties officeooo:rsid="0073ea16"/>
    </style:style>
    <style:style style:name="T29" style:family="text">
      <style:text-properties fo:language="ru" fo:country="RU" officeooo:rsid="00807d22"/>
    </style:style>
    <style:style style:name="T30" style:family="text">
      <style:text-properties officeooo:rsid="007cbde0"/>
    </style:style>
    <style:style style:name="T31" style:family="text">
      <style:text-properties officeooo:rsid="007e285f"/>
    </style:style>
    <style:style style:name="T32" style:family="text">
      <style:text-properties officeooo:rsid="00807d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25">Technical r</text:span><text:span text:style-name="T23">equirements </text:span><text:span text:style-name="T24">o</text:span><text:span text:style-name="T23">f the “</text:span><text:span text:style-name="T26">TControl smart home system </text:span><text:span text:style-name="T23">v.</text:span><text:span text:style-name="T26">0.1</text:span><text:span text:style-name="T23">”</text:span></text:p>
      <text:p text:style-name="P10"/>
      <text:p text:style-name="P1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Developers:</text:p>
          </table:table-cell>
        </table:table-row>
        <table:table-row>
          <table:table-cell table:style-name="Таблица1.A1" office:value-type="string">
            <text:p text:style-name="P5">Alex Pershin</text:p>
          </table:table-cell>
        </table:table-row>
        <table:table-row>
          <table:table-cell table:style-name="Таблица1.A1" office:value-type="string">
            <text:p text:style-name="P5">Anton Buslavsky</text:p>
          </table:table-cell>
        </table:table-row>
        <table:table-row>
          <table:table-cell table:style-name="Таблица1.A1" office:value-type="string">
            <text:p text:style-name="P4">Created: Jan,05,2016</text:p>
          </table:table-cell>
        </table:table-row>
        <table:table-row>
          <table:table-cell table:style-name="Таблица1.A1" office:value-type="string">
            <text:p text:style-name="P4">Edited: <text:date style:data-style-name="N75" text:date-value="2016-02-09T11:52:40.225000279">Feb 8, 2016</text:date> </text:p>
          </table:table-cell>
        </table:table-row>
        <table:table-row>
          <table:table-cell table:style-name="Таблица1.A1" office:value-type="string">
            <text:p text:style-name="P4"/>
          </table:table-cell>
        </table:table-row>
      </table:table>
      <text:p text:style-name="P10"/>
      <text:p text:style-name="P7"/>
      <text:p text:style-name="P10"/>
      <text:p text:style-name="P10"/>
      <text:p text:style-name="P8">2016</text:p>
      <text:table-of-content text:style-name="Sect1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Table of contents</text:p>
          </text:index-title>
          <text:p text:style-name="P43"><text:a xlink:type="simple" xlink:href="#__RefHeading___Toc768_773080590" text:style-name="Index_20_Link" text:visited-style-name="Index_20_Link">Inrtoduction to TControl System<text:tab/>3</text:a></text:p>
          <text:p text:style-name="P43"><text:a xlink:type="simple" xlink:href="#__RefHeading___Toc874_773080590" text:style-name="Index_20_Link" text:visited-style-name="Index_20_Link">Required hardware for TControl System<text:tab/>3</text:a></text:p>
          <text:p text:style-name="P43"><text:a xlink:type="simple" xlink:href="#__RefHeading___Toc802_773080590" text:style-name="Index_20_Link" text:visited-style-name="Index_20_Link">Features and restrictions<text:tab/>3</text:a></text:p>
        </text:index-body>
      </text:table-of-content>
      <text:p text:style-name="P3"/>
      <text:h text:style-name="P40" text:outline-level="1"><text:bookmark-start text:name="__RefHeading___Toc768_773080590"/><text:span text:style-name="T7">Inrtoduction to</text:span><text:span text:style-name="T5"> T</text:span><text:span text:style-name="T6">C</text:span><text:span text:style-name="T5">ontrol System</text:span><text:bookmark-end text:name="__RefHeading___Toc768_773080590"/></text:h>
      <text:p text:style-name="P37"><text:span text:style-name="T2">The TControl System – is a free software intended to be use as a security and a remote control system. </text:span></text:p>
      <text:p text:style-name="P34"><text:span text:style-name="T2"/></text:p>
      <text:p text:style-name="P36"><text:span text:style-name="T2">Disclaimer: it is not a replacement for </text:span><text:span text:style-name="T13">huge professional system </text:span><text:span text:style-name="T14">and there is no warranty for </text:span><text:span text:style-name="T15">any</text:span><text:span text:style-name="T14"> sequences that could appear in use of it</text:span><text:span text:style-name="T13">. </text:span><text:span text:style-name="T15">Use it at your own risk! </text:span><text:span text:style-name="T13"><text:s/></text:span></text:p>
      <text:p text:style-name="P35"><text:span text:style-name="T13"/></text:p>
      <text:p text:style-name="P35"><text:span text:style-name="T13">For </text:span><text:span text:style-name="T16">now, </text:span><text:span text:style-name="T14">Tcontrol System</text:span><text:span text:style-name="T13"> is intended to be used for smal</text:span><text:span text:style-name="T15">l</text:span><text:span text:style-name="T13"> facilities like a home, garage, “house in a forest” etc. </text:span><text:span text:style-name="T15">All that you can do i</text:span><text:span text:style-name="T16">s</text:span><text:span text:style-name="T15"> described in separated document. You can't do a smart house with this system without changes. </text:span><text:span text:style-name="T13">On the other hand, this system is open source and allows you to make a lot changes inside it yourself as you wish.</text:span></text:p>
      <text:p text:style-name="P26"><text:span text:style-name="T13"><text:s/></text:span></text:p>
      <text:p text:style-name="P22"><text:span text:style-name="T2"/></text:p>
      <text:h text:style-name="P42" text:outline-level="1"><text:bookmark-start text:name="__RefHeading___Toc874_773080590"/><text:span text:style-name="T8">Required hardware</text:span><text:span text:style-name="T5"> </text:span><text:span text:style-name="T8">for</text:span><text:span text:style-name="T5"> T</text:span><text:span text:style-name="T6">C</text:span><text:span text:style-name="T5">ontrol System</text:span><text:bookmark-end text:name="__RefHeading___Toc874_773080590"/></text:h>
      <text:p text:style-name="P24"><text:span text:style-name="T17">To use the system, you must have the following things</text:span><text:span text:style-name="T3">:</text:span></text:p>
      <text:list xml:id="list5243677203866525590" text:style-name="L1">
        <text:list-item>
          <text:p text:style-name="P14"><text:span text:style-name="T28">Raspberry Pi (or Pi 2) with power supply;</text:span></text:p>
        </text:list-item>
        <text:list-item>
          <text:p text:style-name="P17">MicroSD (TransFlash) card;</text:p>
        </text:list-item>
        <text:list-item>
          <text:p text:style-name="P18">LAN wire to connect to the Raspberry Pi (Pi 2)</text:p>
        </text:list-item>
        <text:list-item>
          <text:p text:style-name="P16">Full range of sensors you want to use;</text:p>
        </text:list-item>
        <text:list-item>
          <text:p text:style-name="P16">Full range of connectors;</text:p>
        </text:list-item>
        <text:list-item>
          <text:p text:style-name="P16">All necessary wires;</text:p>
        </text:list-item>
        <text:list-item>
          <text:p text:style-name="P28"><text:span text:style-name="T1">All necessary tools and all other staff to install sensors at its places;</text:span></text:p>
        </text:list-item>
        <text:list-item>
          <text:p text:style-name="P29"><text:span text:style-name="T21">I</text:span><text:span text:style-name="T20">t also could be added</text:span></text:p>
        </text:list-item>
      </text:list>
      <text:list xml:id="list5304359862876008555" text:style-name="L12">
        <text:list-item>
          <text:list>
            <text:list-item>
              <text:p text:style-name="P27"><text:span text:style-name="T9">e</text:span><text:span text:style-name="T10">x</text:span><text:span text:style-name="T9">ternal HDD to </text:span><text:span text:style-name="T10">store data;</text:span></text:p>
            </text:list-item>
            <text:list-item>
              <text:p text:style-name="P31"><text:span text:style-name="T10">W</text:span><text:span text:style-name="T4">i-Fi module;</text:span></text:p>
            </text:list-item>
            <text:list-item>
              <text:p text:style-name="P32"><text:span text:style-name="T4">Cellular connection module (3G, 4G, LTE, LTE-A, 5G, </text:span><text:span text:style-name="T12">etc</text:span><text:span text:style-name="T4">);</text:span></text:p>
            </text:list-item>
            <text:list-item>
              <text:p text:style-name="P31"><text:span text:style-name="T4">Connection plate </text:span><text:span text:style-name="T11">to adapt sensors characteristics to input/output connection on Raspberry PC</text:span><text:span text:style-name="T4">.</text:span></text:p>
            </text:list-item>
          </text:list>
        </text:list-item>
      </text:list>
      <text:p text:style-name="P33"><text:span text:style-name="T5"/></text:p>
      <text:h text:style-name="P41" text:outline-level="1"><text:bookmark-start text:name="__RefHeading___Toc802_773080590"/><text:span text:style-name="T8">Features and restrictions</text:span><text:bookmark-end text:name="__RefHeading___Toc802_773080590"/></text:h>
      <text:p text:style-name="P23"><text:span text:style-name="T18">Features</text:span><text:span text:style-name="T3">:</text:span></text:p>
      <text:p text:style-name="P15"/>
      <text:list xml:id="list115240609829624" text:continue-list="list5243677203866525590" text:style-name="L1">
        <text:list-item text:start-value="1">
          <text:p text:style-name="P19">Providing data from sensors to web-browser. <text:span text:style-name="T30">It is also planned to show a brief history of sensor's data (available from Interrnet if there is Internet access)</text:span>;</text:p>
        </text:list-item>
        <text:list-item>
          <text:p text:style-name="P19">Providing data from sensors to cellular phone <text:span text:style-name="T31">by demand</text:span> (not supported yet);</text:p>
        </text:list-item>
        <text:list-item>
          <text:p text:style-name="P21">Change state of sensors, you can easily turn on and off any sensor (depend on sensor's specifications, <text:span text:style-name="T32">in some cases</text:span><text:span text:style-name="T29"> </text:span><text:span text:style-name="T32">it could possible only virtually turn off sensors (that means only stop </text:span><text:soft-page-break/><text:span text:style-name="T32">reading data from a sensor)</text:span>);</text:p>
        </text:list-item>
        <text:list-item>
          <text:p text:style-name="P30"><text:span text:style-name="T1">Using of Debian-base OS. You can write and use your own .deb application and use it with the system.</text:span></text:p>
        </text:list-item>
      </text:list>
      <text:p text:style-name="P25"><text:span text:style-name="T18"/></text:p>
      <text:p text:style-name="P25"><text:span text:style-name="T19">Restrictions: </text:span></text:p>
      <text:list xml:id="list115241884341399" text:continue-list="list115240609829624" text:style-name="L1">
        <text:list-item text:start-value="1">
          <text:p text:style-name="P20">Providing data from sensors to web-browser. <text:span text:style-name="T30">It is also planned to show a brief history of sensor's data (available from Internet if there is Internet access)</text:span>;</text:p>
        </text:list-item>
        <text:list-item>
          <text:p text:style-name="P20"><text:span text:style-name="T22">Providing data from sensors to cellular phone </text:span><text:span text:style-name="T27">by demand</text:span><text:span text:style-name="T22"> (not supported yet);</text:span></text:p>
        </text:list-item>
      </text:list>
      <text:p text:style-name="P12"/>
      <text:h text:style-name="P39" text:outline-level="1"><text:span text:style-name="T2"/></text:h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, sans-serif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cm" loext:contextual-spacing="false" style:page-number="auto" style:shadow="none">
        <style:tab-stops/>
      </style:paragraph-properties>
      <style:text-properties style:font-name="Arial1" fo:font-family="Arial" style:font-style-name="Обычный" style:font-family-generic="swiss" style:font-pitch="variable" fo:font-size="10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(of <text:page-count>4</text:page-count> )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1:52:39.746000000</dc:date>
    <meta:editing-duration>P4DT9H54M33S</meta:editing-duration>
    <meta:editing-cycles>107</meta:editing-cycles>
    <meta:generator>LibreOffice/5.0.4.2$Windows_x86 LibreOffice_project/2b9802c1994aa0b7dc6079e128979269cf95bc78</meta:generator>
    <meta:document-statistic meta:table-count="1" meta:image-count="0" meta:object-count="0" meta:page-count="4" meta:paragraph-count="40" meta:word-count="415" meta:character-count="2362" meta:non-whitespace-character-count="1997"/>
  </office:meta>
</office:document-meta>
</file>